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9cm" svg:y="0.1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4.296cm" svg:height="8.041cm" svg:x="0.4cm" svg:y="1.0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45:54.174111610</dc:date>
    <meta:editing-duration>PT3M31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297cm" svg:height="8.042cm" xlink:href="." xlink:type="simple" chart:class="chart:scatter" chart:style-name="ch1">
        <chart:plot-area chart:style-name="ch2" chart:data-source-has-labels="both" svg:x="0.285cm" svg:y="0.16cm" svg:width="13.727cm" svg:height="7.722cm">
          <chartooo:coordinate-region svg:x="0.431cm" svg:y="0.359cm" svg:width="13.486cm" svg:height="7.32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